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5d66" officeooo:paragraph-rsid="00065d66"/>
    </style:style>
    <style:style style:name="P2" style:family="paragraph" style:parent-style-name="Standard">
      <style:text-properties officeooo:rsid="0007a6a0" officeooo:paragraph-rsid="0007a6a0"/>
    </style:style>
    <style:style style:name="P3" style:family="paragraph" style:parent-style-name="Standard">
      <style:text-properties officeooo:rsid="000985db" officeooo:paragraph-rsid="000985db"/>
    </style:style>
    <style:style style:name="P4" style:family="paragraph" style:parent-style-name="Standard">
      <style:text-properties officeooo:rsid="000cf13d" officeooo:paragraph-rsid="000985db"/>
    </style:style>
    <style:style style:name="P5" style:family="paragraph" style:parent-style-name="Standard">
      <style:text-properties officeooo:rsid="000cf13d" officeooo:paragraph-rsid="000cf13d"/>
    </style:style>
    <style:style style:name="P6" style:family="paragraph" style:parent-style-name="Standard">
      <style:text-properties officeooo:rsid="000e7892" officeooo:paragraph-rsid="000e7892"/>
    </style:style>
    <style:style style:name="P7" style:family="paragraph" style:parent-style-name="Standard">
      <style:text-properties officeooo:rsid="000ffabe" officeooo:paragraph-rsid="000ffabe"/>
    </style:style>
    <style:style style:name="P8" style:family="paragraph" style:parent-style-name="Standard">
      <style:text-properties officeooo:rsid="0011c936" officeooo:paragraph-rsid="0011c936"/>
    </style:style>
    <style:style style:name="P9" style:family="paragraph" style:parent-style-name="Standard">
      <style:text-properties officeooo:rsid="00130239" officeooo:paragraph-rsid="00130239"/>
    </style:style>
    <style:style style:name="P10" style:family="paragraph" style:parent-style-name="Standard">
      <style:text-properties officeooo:rsid="0013b431" officeooo:paragraph-rsid="0013b431"/>
    </style:style>
    <style:style style:name="P11" style:family="paragraph" style:parent-style-name="Standard">
      <style:text-properties officeooo:rsid="0014b9ad" officeooo:paragraph-rsid="0014b9ad"/>
    </style:style>
    <style:style style:name="P12" style:family="paragraph" style:parent-style-name="Standard">
      <style:text-properties officeooo:rsid="0015056e" officeooo:paragraph-rsid="0015056e"/>
    </style:style>
    <style:style style:name="P13" style:family="paragraph" style:parent-style-name="Standard">
      <style:text-properties officeooo:rsid="00167fa8" officeooo:paragraph-rsid="00167fa8"/>
    </style:style>
    <style:style style:name="P14" style:family="paragraph" style:parent-style-name="Standard">
      <style:text-properties officeooo:rsid="00180818" officeooo:paragraph-rsid="00180818"/>
    </style:style>
    <style:style style:name="P15" style:family="paragraph" style:parent-style-name="Standard" style:list-style-name="L1">
      <style:text-properties officeooo:rsid="00065d66" officeooo:paragraph-rsid="00065d66"/>
    </style:style>
    <style:style style:name="P16" style:family="paragraph" style:parent-style-name="Standard" style:list-style-name="L1">
      <style:text-properties officeooo:rsid="0007a6a0" officeooo:paragraph-rsid="0007a6a0"/>
    </style:style>
    <style:style style:name="P17" style:family="paragraph" style:parent-style-name="Standard" style:list-style-name="L2">
      <style:text-properties officeooo:rsid="0007a6a0" officeooo:paragraph-rsid="0007a6a0"/>
    </style:style>
    <style:style style:name="P18" style:family="paragraph" style:parent-style-name="Standard" style:list-style-name="L3">
      <style:text-properties officeooo:rsid="0007a6a0" officeooo:paragraph-rsid="000840a1"/>
    </style:style>
    <style:style style:name="P19" style:family="paragraph" style:parent-style-name="Standard" style:list-style-name="L3">
      <style:text-properties officeooo:rsid="0007a6a0" officeooo:paragraph-rsid="0007a6a0"/>
    </style:style>
    <style:style style:name="P20" style:family="paragraph" style:parent-style-name="Standard" style:list-style-name="L2">
      <style:text-properties officeooo:rsid="000985db" officeooo:paragraph-rsid="000985db"/>
    </style:style>
    <style:style style:name="P21" style:family="paragraph" style:parent-style-name="Standard" style:list-style-name="L4">
      <style:text-properties officeooo:rsid="000985db" officeooo:paragraph-rsid="000985db"/>
    </style:style>
    <style:style style:name="P22" style:family="paragraph" style:parent-style-name="Standard" style:list-style-name="L4">
      <style:text-properties officeooo:rsid="000b469e" officeooo:paragraph-rsid="000985db"/>
    </style:style>
    <style:style style:name="P23" style:family="paragraph" style:parent-style-name="Standard" style:list-style-name="L4">
      <style:text-properties officeooo:rsid="000b469e" officeooo:paragraph-rsid="000b469e"/>
    </style:style>
    <style:style style:name="P24" style:family="paragraph" style:parent-style-name="Standard" style:list-style-name="L5">
      <style:text-properties officeooo:rsid="000cf13d" officeooo:paragraph-rsid="000cf13d"/>
    </style:style>
    <style:style style:name="P25" style:family="paragraph" style:parent-style-name="Standard" style:list-style-name="L6">
      <style:text-properties officeooo:rsid="000cf13d" officeooo:paragraph-rsid="000cf13d"/>
    </style:style>
    <style:style style:name="P26" style:family="paragraph" style:parent-style-name="Standard" style:list-style-name="L7">
      <style:text-properties officeooo:rsid="000cf13d" officeooo:paragraph-rsid="000cf13d"/>
    </style:style>
    <style:style style:name="P27" style:family="paragraph" style:parent-style-name="Standard" style:list-style-name="L8">
      <style:text-properties officeooo:rsid="000ffabe" officeooo:paragraph-rsid="000ffabe"/>
    </style:style>
    <style:style style:name="P28" style:family="paragraph" style:parent-style-name="Standard">
      <style:text-properties officeooo:rsid="00180818" officeooo:paragraph-rsid="00180818"/>
    </style:style>
    <style:style style:name="P29" style:family="paragraph" style:parent-style-name="Standard">
      <style:text-properties officeooo:rsid="001989ce" officeooo:paragraph-rsid="001989ce"/>
    </style:style>
    <style:style style:name="P30" style:family="paragraph" style:parent-style-name="Standard">
      <style:text-properties officeooo:rsid="001acded" officeooo:paragraph-rsid="001acded"/>
    </style:style>
    <style:style style:name="T1" style:family="text">
      <style:text-properties officeooo:rsid="000840a1"/>
    </style:style>
    <style:style style:name="T2" style:family="text">
      <style:text-properties officeooo:rsid="000b469e"/>
    </style:style>
    <style:style style:name="T3" style:family="text">
      <style:text-properties officeooo:rsid="00106f4b"/>
    </style:style>
    <style:style style:name="T4" style:family="text">
      <style:text-properties officeooo:rsid="0013b431"/>
    </style:style>
    <style:style style:name="T5" style:family="text">
      <style:text-properties officeooo:rsid="00179e3f"/>
    </style:style>
    <style:style style:name="T6" style:family="text">
      <style:text-properties officeooo:rsid="001989ce"/>
    </style:style>
    <style:style style:name="T7" style:family="text">
      <style:text-properties officeooo:rsid="001acde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tagebuch</text:p>
      <text:p text:style-name="P1"/>
      <text:list xml:id="list7865169756026202888" text:style-name="L1">
        <text:list-header>
          <text:p text:style-name="P15">Plan:</text:p>
        </text:list-header>
        <text:list-item>
          <text:p text:style-name="P15">Spielbrett mit gleich großen Feldern <text:span text:style-name="T1">max 1 Einheit pro Feld</text:span></text:p>
        </text:list-item>
        <text:list-item>
          <text:p text:style-name="P15">Verschiedene Figuren mit unterschiedlichen Bewegungsreichweiten und Stärken</text:p>
        </text:list-item>
        <text:list-item>
          <text:p text:style-name="P15">Zugweise generell abwechselnd</text:p>
        </text:list-item>
        <text:list-item>
          <text:p text:style-name="P15">Zwei Basen</text:p>
        </text:list-item>
        <text:list-item>
          <text:p text:style-name="P15">Einheiten kosten Spielwährung im Verhältnis zu Fähigkeiten</text:p>
        </text:list-item>
        <text:list-item>
          <text:p text:style-name="P15">Spielziel: Gegnerische Basis einnehmen/zerstören</text:p>
        </text:list-item>
        <text:list-item>
          <text:p text:style-name="P15">Spielwährung verdienen durch zerstören gegnerischer Einheiten und Random Spawns</text:p>
        </text:list-item>
        <text:list-item>
          <text:p text:style-name="P15">„Eingesammelte“ Spielwährung muss vor Nutzung durch den Spieler zur Basis zurück gebracht werden</text:p>
        </text:list-item>
        <text:list-item>
          <text:p text:style-name="P15">Verschieden Spielfelder (schnellere/Langsamere Bewegung, Hindernisse)</text:p>
        </text:list-item>
        <text:list-item>
          <text:p text:style-name="P15">Level Editor zum Erstellen von eigenen <text:s/>Spielbrettern(Maps)</text:p>
        </text:list-item>
        <text:list-item>
          <text:p text:style-name="P15">Eroberbare vorgelagerte Basen?</text:p>
        </text:list-item>
        <text:list-item>
          <text:p text:style-name="P15">Gesetzte Figuren haben Einsatzverzögerung</text:p>
        </text:list-item>
        <text:list-item>
          <text:p text:style-name="P16">Schere Stein Papier Kampfprinzip +(Ressourcentransporteinheit, Neutrale Kampfeinheit)</text:p>
        </text:list-item>
      </text:list>
      <text:p text:style-name="P1"/>
      <text:p text:style-name="P1"/>
      <text:p text:style-name="P2">Rahmenplanung:</text:p>
      <text:list xml:id="list7516779699285622622" text:style-name="L2">
        <text:list-item>
          <text:p text:style-name="P17">Programmiersprache C#</text:p>
        </text:list-item>
        <text:list-item>
          <text:p text:style-name="P20">Entwicklungsumgebung Visual Studio 2015 Community (Free)</text:p>
        </text:list-item>
        <text:list-item>
          <text:p text:style-name="P20">Project Repository??? <text:s/></text:p>
        </text:list-item>
        <text:list-item>
          <text:p text:style-name="P17">Teilziele:</text:p>
        </text:list-item>
      </text:list>
      <text:list xml:id="list4108796024120582034" text:style-name="L3">
        <text:list-item>
          <text:p text:style-name="P18">Spielbrett-Klasse (non graphic) (P1<text:span text:style-name="T1">)</text:span></text:p>
        </text:list-item>
        <text:list-item>
          <text:p text:style-name="P18">Feld-<text:span text:style-name="T1">Klasse</text:span> Feldtyp (P9)</text:p>
        </text:list-item>
        <text:list-item>
          <text:p text:style-name="P19"><text:span text:style-name="T1">Einheit-</text:span>Klasse mit Werten (Dmg?, Life?, Worth, Movement) <text:span text:style-name="T1">(</text:span>P2, P5, P7, P8, P13<text:span text:style-name="T1">)</text:span></text:p>
        </text:list-item>
      </text:list>
      <text:p text:style-name="P2"/>
      <text:p text:style-name="P2"/>
      <text:p text:style-name="P2"/>
      <text:p text:style-name="P2"/>
      <text:p text:style-name="P3">Unmittelbares Todo:</text:p>
      <text:list xml:id="list8008842789553564544" text:style-name="L4">
        <text:list-header>
          <text:p text:style-name="P21"/>
        </text:list-header>
        <text:list-item>
          <text:p text:style-name="P21">E<text:span text:style-name="T2">inrichten von Project Repository</text:span></text:p>
        </text:list-item>
        <text:list-item>
          <text:p text:style-name="P22">Einrichten des Zugriffs auf dieses für jeden</text:p>
        </text:list-item>
        <text:list-item>
          <text:p text:style-name="P23">Erstellen eines einfachen UML Diagramms anhand dessen die Programmierung erfolgt</text:p>
        </text:list-item>
        <text:list-item>
          <text:p text:style-name="P23"/>
        </text:list-item>
      </text:list>
      <text:p text:style-name="P3"/>
      <text:p text:style-name="P4">Tag 2:</text:p>
      <text:p text:style-name="P4"/>
      <text:p text:style-name="P5">Plan:</text:p>
      <text:p text:style-name="P5"><text:tab/>Bewegung:</text:p>
      <text:list xml:id="list7236468618964312854" text:style-name="L5">
        <text:list-item>
          <text:p text:style-name="P24">Einheit nicht mehr verfügbar nach Zug ( Teilbewegungsproblem )</text:p>
        </text:list-item>
        <text:list-item>
          <text:p text:style-name="P24">Bewegungsphase endet, wenn Bewegungspunkte leer oder bei erneutem Klick auf die Einheit.</text:p>
        </text:list-item>
        <text:list-item>
          <text:p text:style-name="P24">Erneuter Klick startet Kampfphase. Eventuelle zweite Bewegungsphase, wenn Bewegungspunkte übrig.</text:p>
        </text:list-item>
        <text:list-item>
          <text:p text:style-name="P24">Bewegung nur in Norden, Westen, Osten, Süden</text:p>
        </text:list-item>
        <text:list-item>
          <text:p text:style-name="P24">Jede Einheit, die man kontrolliert kann in einem Zug gezogen werden.</text:p>
        </text:list-item>
      </text:list>
      <text:p text:style-name="P5"><text:tab/></text:p>
      <text:p text:style-name="P5"/>
      <text:p text:style-name="P5"/>
      <text:p text:style-name="P5"><text:soft-page-break/><text:tab/>Leveleditor:</text:p>
      <text:list xml:id="list3509886547302261134" text:style-name="L6">
        <text:list-item>
          <text:p text:style-name="P25">Speichern als Zip?</text:p>
        </text:list-item>
        <text:list-item>
          <text:p text:style-name="P25">Einmal Konfigurationsdatei mit Feldoptionen und einmal Bilddatei</text:p>
        </text:list-item>
        <text:list-item>
          <text:p text:style-name="P25">Nur Felder setzbar. Möglicherweise Bonus?</text:p>
        </text:list-item>
      </text:list>
      <text:p text:style-name="P5"/>
      <text:p text:style-name="P5">Angefangen:</text:p>
      <text:list xml:id="list8996234605941526346" text:style-name="L7">
        <text:list-item>
          <text:p text:style-name="P26">UML Diagramm der benötigten Klassen.</text:p>
        </text:list-item>
        <text:list-item>
          <text:p text:style-name="P26">Projekt erstellt</text:p>
        </text:list-item>
        <text:list-item>
          <text:p text:style-name="P26">Github angelegt</text:p>
        </text:list-item>
      </text:list>
      <text:p text:style-name="P6"/>
      <text:p text:style-name="P6">Tag 3</text:p>
      <text:p text:style-name="P6"/>
      <text:p text:style-name="P6">Festlegung der Feldgröße auf 50x50</text:p>
      <text:p text:style-name="P6">Vorerst eine Spielfeldgröße von <text:span text:style-name="T5">60</text:span>0x500</text:p>
      <text:p text:style-name="P6">Thema: Piraten</text:p>
      <text:p text:style-name="P6"/>
      <text:p text:style-name="P7">Folgende Tiles werden benötigt:</text:p>
      <text:list xml:id="list2584739439676698361" text:style-name="L8">
        <text:list-item>
          <text:p text:style-name="P27">4 Schiffe pro Spieler</text:p>
          <text:list>
            <text:list-item>
              <text:p text:style-name="P27">Kleines schnelles</text:p>
            </text:list-item>
            <text:list-item>
              <text:p text:style-name="P27">Großes dickes</text:p>
            </text:list-item>
            <text:list-item>
              <text:p text:style-name="P27">Standard</text:p>
            </text:list-item>
            <text:list-item>
              <text:p text:style-name="P27">Dicke Kanonen</text:p>
            </text:list-item>
          </text:list>
        </text:list-item>
        <text:list-item>
          <text:p text:style-name="P27">1 Insel pro Spieler</text:p>
        </text:list-item>
        <text:list-item>
          <text:p text:style-name="P27">Wassertextur</text:p>
        </text:list-item>
        <text:list-item>
          <text:p text:style-name="P27">Riffe als Blockade</text:p>
        </text:list-item>
        <text:list-item>
          <text:p text:style-name="P27">Goldmünze, <text:span text:style-name="T3">Leben</text:span></text:p>
        </text:list-item>
        <text:list-item>
          <text:p text:style-name="P27">Boostfelder Schnell, langsam</text:p>
        </text:list-item>
      </text:list>
      <text:p text:style-name="P7"/>
      <text:p text:style-name="P8">Anlegen einer Konstanten Klasse: GameConstants, zum Speichern der festen Anfangswerte.</text:p>
      <text:p text:style-name="P8"/>
      <text:p text:style-name="P9">Tag 4</text:p>
      <text:p text:style-name="P9"/>
      <text:p text:style-name="P9">Leveleditor:</text:p>
      <text:p text:style-name="P9"/>
      <text:p text:style-name="P9">Erstellen einer GUI für den Leveleditor, sowie Hintergrundlogik</text:p>
      <text:p text:style-name="P9"/>
      <text:p text:style-name="P9">GUI:</text:p>
      <text:p text:style-name="P9">Pictureboxen als Auswahl für die einzelnen Tiles getrennt in Tabpanel zwischen Feldtyp und PowerUp. 600X500 große Picturebox für die Spielfläche sowie ein Speicherbutton.</text:p>
      <text:p text:style-name="P9"/>
      <text:p text:style-name="P9">Probleme: </text:p>
      <text:p text:style-name="P9">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9"/>
      <text:p text:style-name="P12">Wie komme ich an die Koordinaten beim Klick?</text:p>
      <text:p text:style-name="P12">Lösung EventArgs umwandeln in MouseEventArgs. Diese hat die Properties X und Y, welche die Position der Maus im Element zurückgeben!</text:p>
      <text:p text:style-name="P9"><text:soft-page-break/></text:p>
      <text:p text:style-name="P9">Klasse Form1:</text:p>
      <text:p text:style-name="P9">Es wurden 3 Eventhandler erstellt, einen für die Feldtypen, einen für die PowerUps und einen für das Spielfeld.</text:p>
      <text:p text:style-name="P9">Die Eventhandler für Feldtyp und PowerUp setzen den entsprechenden Wert für die <text:span text:style-name="T4">die MemberVariable mSelectedField.</text:span></text:p>
      <text:p text:style-name="P10">Bei Klick auf das Spielfeld, soll das SelectedField dann auf das Spielfeld gezeichnet werden.</text:p>
      <text:p text:style-name="P10">Über die Maus Position soll das genaue Feld ermittelt werden.</text:p>
      <text:p text:style-name="P10"/>
      <text:p text:style-name="P11">Klasse GameBoard</text:p>
      <text:p text:style-name="P11"/>
      <text:p text:style-name="P11">Beinhaltet ein 2 Dimensionales Feld zum Speichern der Eigenschaften der jeweiligen Felder + Alle Bilder für die Tilesets.</text:p>
      <text:p text:style-name="P11">Diese Klasse setzt das Feld im Array und zeichnet das Hintergrundbild neu.</text:p>
      <text:p text:style-name="P11">Gibt später dann das Feld aus zum Speichern in Form von XML</text:p>
      <text:p text:style-name="P11"/>
      <text:p text:style-name="P11">Klasse xmlWriter</text:p>
      <text:p text:style-name="P11"/>
      <text:p text:style-name="P11">Erstellt aus einem FieldArray ein XML zum herauslesen der Informationen des Spielfeldes.</text:p>
      <text:p text:style-name="P11"/>
      <text:p text:style-name="P13">Tag 5:</text:p>
      <text:p text:style-name="P13"/>
      <text:p text:style-name="P13">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3"/>
      <text:p text:style-name="P14">Tag 6:</text:p>
      <text:p text:style-name="P14"/>
      <text:p text:style-name="P14">Erstellen aller benötigten GUI´s für das eigentiliche Spiel.</text:p>
      <text:p text:style-name="P14"/>
      <text:p text:style-name="P14">Tag 7:</text:p>
      <text:p text:style-name="P14">Einfügen der Bilder für die einzelnen Tiles.</text:p>
      <text:p text:style-name="P14"/>
      <text:p text:style-name="P14">Problem:</text:p>
      <text:p text:style-name="P14">Bei der 50x50 Auflösung war schwer erkennbar welche Insel zu welchem Spieler gehört. Daher wurde das Bild angepasst und enthält jetzt eine neue farbige Ecke.</text:p>
      <text:p text:style-name="P14"/>
      <text:p text:style-name="P14">GameEditor: <text:span text:style-name="T6">Map</text:span>Reader implementiert zum Einlesen der Map</text:p>
      <text:p text:style-name="P29">Initialisieren der Werte für das Spiel aus übergebenen Daten des Optionenfensters.</text:p>
      <text:p text:style-name="P30">Spieler Namen, Erster Spieler, Spieler Gold, Schiffsbilder</text:p>
      <text:p text:style-name="P29"/>
      <text:p text:style-name="P29">MapReader erhält einen Pfad und versucht in diesem eine xmlConfig.xml und eine Gameboard.bmp Datei zu finden und diese zu verarbeiten. Die Funktionen dafür liefern true oder false zurück.</text:p>
      <text:p text:style-name="P29">Hat alles geklappt können die Werte mit den jeweiligen Properties ausgelesen werden.</text:p>
      <text:p text:style-name="P29"/>
      <text:p text:style-name="P29">Probleme: Die Reihenfolge in der die Felder aus der xml gelesen wurden war falsch. Fehler war, dass ich zuerst den ersten Index des FeldArray hochgezählt habe statt dem Zweite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5-12T12:09:40.276700147</meta:creation-date>
    <dc:date>2016-06-10T12:37:12.155000000</dc:date>
    <meta:editing-duration>PT1H50M11S</meta:editing-duration>
    <meta:editing-cycles>19</meta:editing-cycles>
    <meta:generator>LibreOffice/4.4.6.3$Windows_x86 LibreOffice_project/e8938fd3328e95dcf59dd64e7facd2c7d67c704d</meta:generator>
    <meta:document-statistic meta:table-count="0" meta:image-count="0" meta:object-count="0" meta:page-count="3" meta:paragraph-count="96" meta:word-count="807" meta:character-count="5438" meta:non-whitespace-character-count="4763"/>
  </office:meta>
</office:document-meta>
</file>